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 style:list-style-name="L1">
      <style:text-properties fo:language="uk" fo:country="UA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Courier New" style:font-name-asian="Courier New1" style:font-name-complex="Courier New1"/>
    </style:style>
    <style:style style:name="P5" style:family="paragraph" style:parent-style-name="Standard" style:master-page-name="Standard">
      <style:paragraph-properties fo:margin-top="0cm" fo:margin-bottom="0cm" fo:line-height="100%" style:page-number="auto"/>
    </style:style>
    <style:style style:name="P6" style:family="paragraph" style:parent-style-name="Standard">
      <style:paragraph-properties fo:margin-top="0cm" fo:margin-bottom="0cm" fo:line-height="100%" fo:padding="0.074cm" fo:border-left="none" fo:border-right="none" fo:border-top="none" fo:border-bottom="0.035cm solid #000000" style:join-border="false"/>
    </style:style>
    <style:style style:name="P7" style:family="paragraph" style:parent-style-name="Standard">
      <style:paragraph-properties fo:margin-top="0cm" fo:margin-bottom="0cm" fo:line-height="100%" fo:padding="0.074cm" fo:border-left="none" fo:border-right="none" fo:border-top="none" fo:border-bottom="0.035cm solid #000000" style:join-border="false"/>
      <style:text-properties fo:language="uk" fo:country="UA"/>
    </style:style>
    <style:style style:name="P8" style:family="paragraph" style:parent-style-name="Standard" style:list-style-name="WWNum1">
      <style:paragraph-properties fo:margin-left="1.27cm" fo:margin-right="0cm" fo:margin-top="0cm" fo:margin-bottom="0cm" fo:line-height="100%" fo:text-indent="-0.635cm" style:auto-text-indent="false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linc </text:span><text:a xlink:type="simple" xlink:href="https://www.youtube.com/watch?v=MAZcNGV87lM&amp;list=PLyXfUMrtUo2bbGdgzRvwI1pI1-DDtZL9c" text:style-name="Internet_20_link" text:visited-style-name="Visited_20_Internet_20_Link"><text:span text:style-name="T1">https://www.youtube.com/watch?v=MAZcNGV87lM&amp;list=PLyXfUMrtUo2bbGdgzRvwI1pI1-DDtZL9c</text:span></text:a></text:p>
      <text:p text:style-name="P6"><text:span text:style-name="T1"/></text:p>
      <text:p text:style-name="P3"><text:span text:style-name="T1"/></text:p>
      <text:p text:style-name="P1">Є три види письма</text:p>
      <text:list xml:id="list2511985187866519735" text:style-name="L1">
        <text:list-item>
          <text:p text:style-name="P2">хіра<text:span text:style-name="T2">g</text:span>ана</text:p>
        </text:list-item>
        <text:list-item>
          <text:p text:style-name="P2">катакана</text:p>
        </text:list-item>
        <text:list-item>
          <text:p text:style-name="P2">канзі</text:p>
        </text:list-item>
      </text:list>
      <text:p text:style-name="P1"/>
      <text:p text:style-name="P1">хірагана- чисто японські слова +закінчення в канзі</text:p>
      <text:p text:style-name="P1">катакана — іноземні слова </text:p>
      <text:p text:style-name="P1">канзі — китайські символи</text:p>
      <text:p text:style-name="P1"/>
      <text:p text:style-name="P7"><text:span text:style-name="T1">вчити</text:span></text:p>
      <text:p text:style-name="P3"><text:span text:style-name="T1"/></text:p>
      <text:list xml:id="list8295406802289857010" text:style-name="WWNum1">
        <text:list-item>
          <text:p text:style-name="P8"><text:span text:style-name="T1">хіраґана</text:span></text:p>
        </text:list-item>
        <text:list-item>
          <text:p text:style-name="P8"><text:span text:style-name="T1">катакана</text:span></text:p>
        </text:list-item>
        <text:list-item>
          <text:p text:style-name="P8"><text:span text:style-name="T1">канзі</text:span></text:p>
        </text:list-item>
      </text:list>
      <text:p text:style-name="P3"><text:span text:style-name="T1">1 х </text:span></text:p>
      <text:p text:style-name="P3"><text:span text:style-name="T1">чисто яп слова і закінчення канзі<text:line-break/>2 кт</text:span></text:p>
      <text:p text:style-name="P3"><text:span text:style-name="T1">для запису іноземних слів</text:span></text:p>
      <text:p text:style-name="P3"><text:span text:style-name="T1">!ґлаґол- дієслово</text:span></text:p>
      <text:p text:style-name="P3"><text:span text:style-name="T1">3</text:span></text:p>
      <text:p text:style-name="P3"><text:span text:style-name="T1">Китайські слова</text:span></text:p>
      <text:p text:style-name="P4"><text:bookmark text:name="_GoBack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uk" style:country-asian="UA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uk" fo:country="UA" style:font-name-asian="SimSun" style:font-size-asian="11pt" style:language-asian="uk" style:country-asian="UA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7-10-22T11:09:00</meta:creation-date>
    <dc:date>2017-10-23T17:00:09.58</dc:date>
    <meta:editing-duration>PT36S</meta:editing-duration>
    <meta:generator>OpenOffice/4.1.3$Win32 OpenOffice.org_project/413m1$Build-9783</meta:generator>
    <meta:document-statistic meta:table-count="0" meta:image-count="0" meta:object-count="0" meta:page-count="1" meta:paragraph-count="18" meta:word-count="53" meta:character-count="365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